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eading_20_1">
      <style:text-properties fo:font-size="15pt" officeooo:rsid="000e4a54" officeooo:paragraph-rsid="000e4a54" style:font-size-asian="15pt" style:font-size-complex="15pt"/>
    </style:style>
    <style:style style:name="P3" style:family="paragraph" style:parent-style-name="Standard">
      <style:text-properties officeooo:rsid="000e4a54" officeooo:paragraph-rsid="000e4a54"/>
    </style:style>
    <style:style style:name="P4" style:family="paragraph" style:parent-style-name="Text_20_body">
      <style:text-properties officeooo:paragraph-rsid="001015fc"/>
    </style:style>
    <style:style style:name="P5" style:family="paragraph" style:parent-style-name="Text_20_body">
      <style:text-properties fo:font-size="15pt" officeooo:rsid="000e4a54" officeooo:paragraph-rsid="000e4a54" style:font-size-asian="15pt" style:font-size-complex="15pt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1015fc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Text_20_body" style:list-style-name="L1">
      <style:text-properties officeooo:paragraph-rsid="001015fc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">
      <style:paragraph-properties fo:margin-top="0cm" fo:margin-bottom="0cm" loext:contextual-spacing="false"/>
      <style:text-properties officeooo:paragraph-rsid="001015fc"/>
    </style:style>
    <style:style style:name="P20" style:family="paragraph" style:parent-style-name="Text_20_body" style:list-style-name="L2">
      <style:paragraph-properties fo:margin-top="0cm" fo:margin-bottom="0cm" loext:contextual-spacing="false"/>
    </style:style>
    <style:style style:name="P21" style:family="paragraph" style:parent-style-name="Text_20_body" style:list-style-name="L3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6">
      <style:paragraph-properties fo:margin-top="0cm" fo:margin-bottom="0cm" loext:contextual-spacing="false"/>
    </style:style>
    <style:style style:name="P25" style:family="paragraph" style:parent-style-name="Text_20_body" style:list-style-name="L7">
      <style:paragraph-properties fo:margin-top="0cm" fo:margin-bottom="0cm" loext:contextual-spacing="false"/>
    </style:style>
    <style:style style:name="P26" style:family="paragraph" style:parent-style-name="Text_20_body" style:list-style-name="L8">
      <style:paragraph-properties fo:margin-top="0cm" fo:margin-bottom="0cm" loext:contextual-spacing="false"/>
    </style:style>
    <style:style style:name="P27" style:family="paragraph" style:parent-style-name="Text_20_body" style:list-style-name="L9">
      <style:paragraph-properties fo:margin-top="0cm" fo:margin-bottom="0cm" loext:contextual-spacing="false"/>
    </style:style>
    <style:style style:name="P28" style:family="paragraph" style:parent-style-name="Text_20_body" style:list-style-name="L10">
      <style:paragraph-properties fo:margin-top="0cm" fo:margin-bottom="0cm" loext:contextual-spacing="fals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officeooo:rsid="001015fc"/>
    </style:style>
    <style:style style:name="T3" style:family="text">
      <style:text-properties fo:color="#0000ff" style:text-underline-style="solid" style:text-underline-width="auto" style:text-underline-color="font-color" officeooo:rsid="00108c91" fo:background-color="#f79448" loext:char-shading-value="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08c91"/>
    </style:style>
    <style:style style:name="T6" style:family="text">
      <style:text-properties officeooo:rsid="00108c91" fo:background-color="#f79448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AutomationGuru Docker Whole Tasks</text:p>
      <text:p text:style-name="P3"/>
      <text:h text:style-name="P2" text:outline-level="1">Selenium Docker Integration Through Jenkinsfile – Part 1 – Setting Up Tests &amp; Dependencies</text:h>
      <text:p text:style-name="P5"/>
      <text:p text:style-name="P6">June 18, 2018 <text:a xlink:type="simple" xlink:href="http://www.testautomationguru.com/selenium-docker-integration-through-jenkinsfile-part-1-setting-up-tests-and-dependencies/#respond" text:style-name="Internet_20_link" text:visited-style-name="Visited_20_Internet_20_Link">No comments</text:a> Article </text:p>
      <text:section text:style-name="Sect1" text:name="quads-ad1">
        <text:p text:style-name="P8"><text:bookmark text:name="aswift_0_expand"/><text:bookmark text:name="aswift_0_anchor"/></text:p>
      </text:section>
      <text:h text:style-name="Heading_20_2" text:outline-level="2"><text:span text:style-name="Strong_20_Emphasis">Overview:</text:span></text:h>
      <text:p text:style-name="Text_20_body">We already have seen how to create a disposable selenium grid at run time using Docker.</text:p>
      <text:list xml:id="list903939091" text:style-name="L1">
        <text:list-item>
          <text:p text:style-name="P19"><text:a xlink:type="simple" xlink:href="http://www.testautomationguru.com/selenium-grid-setup-using-docker/" office:target-frame-name="_blank" xlink:show="new" text:style-name="Internet_20_link" text:visited-style-name="Visited_20_Internet_20_Link">H</text:a><text:a xlink:type="simple" xlink:href="http://www.testautomationguru.com/selenium-grid-setup-using-docker/" office:target-frame-name="_blank" xlink:show="new" text:style-name="Internet_20_link" text:visited-style-name="Visited_20_Internet_20_Link">ow To Create A Disposable Selenium Grid Infrastructure using Docker</text:a><text:span text:style-name="T1"> </text:span></text:p>
        </text:list-item>
      </text:list>
      <text:p text:style-name="P7"><text:span text:style-name="T1">./</text:span><text:a xlink:type="simple" xlink:href="../Selenium%20WebDriver%20%20How%20To%20Create%20A%20Disposable%20Selenium%20Grid%20Infrastructure%20using%20Docker.odt" text:style-name="Internet_20_link" text:visited-style-name="Visited_20_Internet_20_Link"><text:span text:style-name="T2">Selenium WebDriver <text:s/>How To Create A Disposable Selenium Grid Infrastructure using Docker.odt</text:span></text:a></text:p>
      <text:list xml:id="list223237920173888" text:continue-numbering="true" text:style-name="L1">
        <text:list-item>
          <text:p text:style-name="P9"><text:a xlink:type="simple" xlink:href="http://www.testautomationguru.com/selenium-webdriver-disposable-selenium-grid-infrastructure-setup-using-zalenium/" office:target-frame-name="_blank" xlink:show="new" text:style-name="Internet_20_link" text:visited-style-name="Visited_20_Internet_20_Link"><text:span text:style-name="T1">How To Create A Disposable Selenium Grid Infrastructure using Docker – Using Zalenium</text:span></text:a></text:p>
        </text:list-item>
      </text:list>
      <text:p text:style-name="P4"><text:span text:style-name="T2">.</text:span><text:a xlink:type="simple" xlink:href="../Selenium%20WebDriver%20Disposable%20Selenium%20Grid%20Infrastructure%20Setup%20using%20Zalenium.odt" text:style-name="Internet_20_link" text:visited-style-name="Visited_20_Internet_20_Link">/Selenium WebDriver Disposable Selenium Grid Infrastructure Setup using Zalenium.odt</text:a></text:p>
      <text:p text:style-name="P4"><text:s/>In this article, We are going to see how to run our automated tests inside docker container &amp; what kind of benefits it brings us!</text:p>
      <text:h text:style-name="Heading_20_2" text:outline-level="2"><text:span text:style-name="Strong_20_Emphasis">Note:</text:span></text:h>
      <text:p text:style-name="Text_20_body">We already have few posts on running automated tests inside Docker container. But those are specifically for a <text:span text:style-name="Strong_20_Emphasis">Java-Maven projects</text:span> with <text:span text:style-name="Strong_20_Emphasis">Maven-Docker</text:span> plugin.</text:p>
      <text:list xml:id="list3783669294" text:style-name="L2">
        <text:list-item>
          <text:p text:style-name="P20"><text:a xlink:type="simple" xlink:href="http://www.testautomationguru.com/selenium-webdriver-how-to-run-automated-tests-inside-a-docker-container/" office:target-frame-name="_blank" xlink:show="new" text:style-name="Internet_20_link" text:visited-style-name="Visited_20_Internet_20_Link">Running Automated Tests Inside Docker Container</text:a><text:span text:style-name="T1"> – Using Maven Plugin</text:span></text:p>
        </text:list-item>
      </text:list>
      <text:p text:style-name="P6"><text:span text:style-name="T3">.</text:span><text:a xlink:type="simple" xlink:href="../Selenium%20WebDriver%20–%20How%20To%20Run%20Automated%20Tests%20Inside%20A%20Docker%20Container%20–%20Part%201.odt" text:style-name="Internet_20_link" text:visited-style-name="Visited_20_Internet_20_Link">/Selenium WebDriver – How To Run Automated Tests Inside A Docker Container – Part 1.odt</text:a></text:p>
      <text:list xml:id="list223236796555768" text:continue-numbering="true" text:style-name="L2">
        <text:list-item>
          <text:p text:style-name="P10"><text:a xlink:type="simple" xlink:href="http://www.testautomationguru.com/selenium-webdriver-how-to-run-multiple-test-suites-using-docker-compose/" office:target-frame-name="_blank" xlink:show="new" text:style-name="Internet_20_link" text:visited-style-name="Visited_20_Internet_20_Link"><text:span text:style-name="T1">Running Multiple Test Suites using Docker Compose</text:span></text:a> </text:p>
        </text:list-item>
      </text:list>
      <text:p text:style-name="Text_20_body"><text:span text:style-name="T6">.</text:span><text:a xlink:type="simple" xlink:href="../Selenium%20WebDriver%20–%20How%20To%20Run%20Multiple%20Test%20Suites%20Using%20Docker%20Compose%20–%20Part%202.odt" text:style-name="Internet_20_link" text:visited-style-name="Visited_20_Internet_20_Link"><text:span text:style-name="T6">/Selenium WebDriver – How To Run Multiple Test Suites Using Docker Compose – Part 2.odt</text:span></text:a></text:p>
      <text:p text:style-name="Text_20_body"><text:span text:style-name="Strong_20_Emphasis">Then, why are we creating another post with same content?</text:span></text:p>
      <text:p text:style-name="Text_20_body">Well… As part of this article, we would be using the same Java/Maven framework as we used in the article above. But we would not use Maven plugin to create Docker image. Instead we would use <text:span text:style-name="T4">Jenkins declarative pipeline to create image and push it to Docker Hub</text:span>. If you are NOT using Jenkins, I would suggest you to follow the above approaches &amp; skip this series!</text:p>
      <text:p text:style-name="Text_20_body">This approach would be better as it completely separates Docker image build process from Maven. It could be useful for any functional test automation project. Not specific to Java.</text:p>
      <text:p text:style-name="Text_20_body">Even if you are not a Java user, I would still encourage you to continue reading this article to get some idea. Part 2/Part 3 of this series are very generic. Not Java Specific. So, I hope you would get good understanding.</text:p>
      <text:p text:style-name="Text_20_body"><text:soft-page-break/>For the sake of creating a separate series, I am shamelessly copying some content from the above article just for this article.</text:p>
      <text:h text:style-name="Heading_20_2" text:outline-level="2"><text:span text:style-name="Strong_20_Emphasis">Challenges In Test Execution:</text:span></text:h>
      <text:p text:style-name="Text_20_body">We already have simplified our selenium grid set up using docker using the above articles. But we still face few challenges. Your tests still have few dependencies to run them!</text:p>
      <text:list xml:id="list119233284" text:style-name="L3">
        <text:list-item>
          <text:p text:style-name="P21">Test depends on specific version of java (like java 8) / nodejs / python etc </text:p>
        </text:list-item>
        <text:list-item>
          <text:p text:style-name="P21">Host should have Maven / Ant / Gradle / pip other build tools installed </text:p>
        </text:list-item>
        <text:list-item>
          <text:p text:style-name="P21">Tests depend on number of 3rd party jar files and other files like csv etc. </text:p>
        </text:list-item>
        <text:list-item>
          <text:p text:style-name="P21">Tests depend on few jar files which are not part of maven repo!! </text:p>
        </text:list-item>
        <text:list-item>
          <text:p text:style-name="P11">Remote slaves need to be set up with the build tools, java and any dependent jar files to execute the tests. </text:p>
        </text:list-item>
      </text:list>
      <text:p text:style-name="Text_20_body">Managing these dependencies &amp; Setting up remote slaves are time-consuming for big applications which has thousands of test cases to run on a daily basis on a multiple slave machines.</text:p>
      <text:p text:style-name="Text_20_body"/>
      <text:p text:style-name="Text_20_body">That too, if you are planning to move AWS /cloud in future, How can you set this up all programmatically?</text:p>
      <text:p text:style-name="Text_20_body">We will see how docker could help us here!!</text:p>
      <text:h text:style-name="Heading_20_2" text:outline-level="2"><text:span text:style-name="Strong_20_Emphasis">Sample Test Framework:</text:span></text:h>
      <text:p text:style-name="Text_20_body">I have uploaded a sample project <text:a xlink:type="simple" xlink:href="https://github.com/vinsguru/docker-selenium-jenkinsfile" office:target-frame-name="_blank" xlink:show="new" text:style-name="Internet_20_link" text:visited-style-name="Visited_20_Internet_20_Link"><text:span text:style-name="T1">here</text:span></text:a> in GitHub. You could fork this project in Github or use your own project in Java/Javascript/Python etc.</text:p>
      <text:list xml:id="list2138424446" text:style-name="L4">
        <text:list-item>
          <text:p text:style-name="P22">My project is a Maven project (without Docker plugin). </text:p>
        </text:list-item>
        <text:list-item>
          <text:p text:style-name="P22">If you are not a Maven user, assume that </text:p>
          <text:list>
            <text:list-item>
              <text:p text:style-name="P22"><text:span text:style-name="Strong_20_Emphasis">src</text:span> directory contains all the page objects and tests scripts </text:p>
            </text:list-item>
            <text:list-item>
              <text:p text:style-name="P22"><text:span text:style-name="Strong_20_Emphasis">suite</text:span> directory contains test suites / tests grouped based on the business module </text:p>
            </text:list-item>
            <text:list-item>
              <text:p text:style-name="P22"><text:span text:style-name="Strong_20_Emphasis">pom.xml</text:span> contains list of dependencies – It is like package.json for nodeJS project. </text:p>
            </text:list-item>
          </text:list>
        </text:list-item>
        <text:list-item>
          <text:p text:style-name="P12"><text:span text:style-name="Strong_20_Emphasis">Dockerfile</text:span> – we would cover that later. </text:p>
        </text:list-item>
      </text:list>
      <text:h text:style-name="Heading_20_2" text:outline-level="2"><text:span text:style-name="Strong_20_Emphasis">Page Objects &amp; Tests:</text:span></text:h>
      <text:list xml:id="list701005836" text:style-name="L5">
        <text:list-item>
          <text:p text:style-name="P23">src directory contains 2 page objects – <text:a xlink:type="simple" xlink:href="https://github.com/vinsguru/docker-selenium-jenkinsfile/tree/master/src/main/java/com/testautomationguru/container/pages" office:target-frame-name="_blank" xlink:show="new" text:style-name="Internet_20_link" text:visited-style-name="Visited_20_Internet_20_Link"><text:span text:style-name="T1">here</text:span></text:a> </text:p>
          <text:list>
            <text:list-item>
              <text:p text:style-name="P23"><text:span text:style-name="Strong_20_Emphasis">SearchPage</text:span> – A Page object to access google.com and enters the given text in the search field and retrieves the search results. </text:p>
            </text:list-item>
            <text:list-item>
              <text:p text:style-name="P23"><text:span text:style-name="Strong_20_Emphasis">OrderPage</text:span> – A Page object to access demoqa site to get the list of items for the given category. </text:p>
            </text:list-item>
          </text:list>
        </text:list-item>
        <text:list-item>
          <text:p text:style-name="P23">We also have <text:a xlink:type="simple" xlink:href="https://github.com/vinsguru/docker-selenium-jenkinsfile/tree/master/src/test/java/com/testautomationguru/container/test" office:target-frame-name="_blank" xlink:show="new" text:style-name="Internet_20_link" text:visited-style-name="Visited_20_Internet_20_Link"><text:span text:style-name="T1">2 tests</text:span></text:a> for the above pages. Both tests extend below BaseTest. </text:p>
          <text:list>
            <text:list-item>
              <text:p text:style-name="P13">This BaseTest assumes we pass <text:span text:style-name="Strong_20_Emphasis">browser</text:span> (chrome/firefox) and <text:span text:style-name="Strong_20_Emphasis">seleniumHubHost </text:span>(IP address/hostname of Gird) </text:p>
            </text:list-item>
          </text:list>
        </text:list-item>
      </text:list>
      <text:p text:style-name="Preformatted_20_Text"><text:soft-page-break/><text:span text:style-name="Source_20_Text">public class BaseTest {</text:span></text:p>
      <text:p text:style-name="Preformatted_20_Text"/>
      <text:p text:style-name="Preformatted_20_Text"><text:span text:style-name="Source_20_Text"><text:s text:c="4"/>protected WebDriver driver;</text:span></text:p>
      <text:p text:style-name="Preformatted_20_Text"><text:span text:style-name="Source_20_Text"><text:s text:c="4"/></text:span></text:p>
      <text:p text:style-name="Preformatted_20_Text"><text:span text:style-name="Source_20_Text"><text:s text:c="4"/>@BeforeTest</text:span></text:p>
      <text:p text:style-name="Preformatted_20_Text"><text:span text:style-name="Source_20_Text"><text:s text:c="4"/>public void setUp() throws MalformedURLException {</text:span></text:p>
      <text:p text:style-name="Preformatted_20_Text"><text:span text:style-name="Source_20_Text"><text:s text:c="8"/></text:span></text:p>
      <text:p text:style-name="Preformatted_20_Text"><text:span text:style-name="Source_20_Text"><text:s text:c="8"/>DesiredCapabilities dc = DesiredCapabilities.chrome();</text:span></text:p>
      <text:p text:style-name="Preformatted_20_Text"/>
      <text:p text:style-name="Preformatted_20_Text"><text:span text:style-name="Source_20_Text"><text:s text:c="8"/>if (System.getProperty("browser").equals("firefox"))</text:span></text:p>
      <text:p text:style-name="Preformatted_20_Text"><text:span text:style-name="Source_20_Text"><text:s text:c="12"/>dc = DesiredCapabilities.firefox();</text:span></text:p>
      <text:p text:style-name="Preformatted_20_Text"/>
      <text:p text:style-name="Preformatted_20_Text"><text:span text:style-name="Source_20_Text"><text:s text:c="8"/>String host = System.getProperty("seleniumHubHost"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driver = new RemoteWebDriver(new URL("http://" + host + ":4444/wd/hub"), dc);</text:span></text:p>
      <text:p text:style-name="Preformatted_20_Text"><text:span text:style-name="Source_20_Text"><text:s text:c="8"/>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@AfterTest</text:span></text:p>
      <text:p text:style-name="Preformatted_20_Text"><text:span text:style-name="Source_20_Text"><text:s text:c="4"/>public void tearDown() throws InterruptedException {</text:span></text:p>
      <text:p text:style-name="Preformatted_20_Text"><text:span text:style-name="Source_20_Text"><text:s text:c="8"/>driver.quit();</text:span></text:p>
      <text:p text:style-name="Preformatted_20_Text"><text:span text:style-name="Source_20_Text"><text:s text:c="4"/>} <text:s/></text:span></text:p>
      <text:p text:style-name="Preformatted_20_Text"><text:span text:style-name="Source_20_Text">}</text:span></text:p>
      <text:p text:style-name="P1">Copy</text:p>
      <text:h text:style-name="Heading_20_2" text:outline-level="2"><text:span text:style-name="Strong_20_Emphasis">Test Suites:</text:span></text:h>
      <text:p text:style-name="Text_20_body">The project contains <text:a xlink:type="simple" xlink:href="https://github.com/vinsguru/docker-selenium-jenkinsfile/tree/master/suite" office:target-frame-name="_blank" xlink:show="new" text:style-name="Internet_20_link" text:visited-style-name="Visited_20_Internet_20_Link"><text:span text:style-name="T1">2 suite</text:span></text:a> files. Lets assume that each suite is for testing specific business module of the application. Here in our case,</text:p>
      <text:list xml:id="list1837100854" text:style-name="L6">
        <text:list-item>
          <text:p text:style-name="P24"><text:span text:style-name="Strong_20_Emphasis">search-module</text:span> </text:p>
        </text:list-item>
        <text:list-item>
          <text:p text:style-name="P14"><text:span text:style-name="Strong_20_Emphasis">order-module</text:span>. </text:p>
        </text:list-item>
      </text:list>
      <text:h text:style-name="Heading_20_2" text:outline-level="2"><text:span text:style-name="Strong_20_Emphasis">Building Project Locally:</text:span></text:h>
      <text:list xml:id="list1107944588" text:style-name="L7">
        <text:list-item>
          <text:p text:style-name="P25">Clone the above GitHub project </text:p>
        </text:list-item>
        <text:list-item>
          <text:p text:style-name="P15">Run this command under project root directory </text:p>
        </text:list-item>
      </text:list>
      <text:p text:style-name="Preformatted_20_Text"><text:span text:style-name="Source_20_Text">mvn clean package -DskipTests</text:span></text:p>
      <text:p text:style-name="P1">Copy</text:p>
      <text:list xml:id="list2000745609" text:style-name="L8">
        <text:list-item>
          <text:p text:style-name="P26">The above command does the following </text:p>
          <text:list>
            <text:list-item>
              <text:p text:style-name="P26">compiles and packages the page objects and tests in a <text:span text:style-name="Strong_20_Emphasis">container-test.jar</text:span> under <text:span text:style-name="Strong_20_Emphasis">target</text:span> folder </text:p>
            </text:list-item>
            <text:list-item>
              <text:p text:style-name="P26">copies all the dependencies (jars) under <text:span text:style-name="Strong_20_Emphasis">target/libs</text:span> folder </text:p>
            </text:list-item>
          </text:list>
        </text:list-item>
        <text:list-item>
          <text:p text:style-name="P16">To run the test we need to run below commands. (I assume that you have a selenium grid is up and running.) </text:p>
        </text:list-item>
      </text:list>
      <text:p text:style-name="Preformatted_20_Text"><text:span text:style-name="Source_20_Text">cd target</text:span></text:p>
      <text:p text:style-name="Preformatted_20_Text"><text:span text:style-name="Source_20_Text">java -cp container-test.jar:libs/* -DseleniumHubHost=10.11.12.13 -Dbrowser=chrome org.testng.TestNG ../suite/search-module.xml</text:span></text:p>
      <text:p text:style-name="P1">Copy</text:p>
      <text:list xml:id="list3326022903" text:style-name="L9">
        <text:list-item>
          <text:p text:style-name="P27"><text:soft-page-break/>Now you could see the tests running in your Grid. </text:p>
        </text:list-item>
        <text:list-item>
          <text:p text:style-name="P27">You can modify this project as per your project requirements and ensure that above command works just fine after your modification. </text:p>
        </text:list-item>
        <text:list-item>
          <text:p text:style-name="P17">At this point, you should have a project which should just work fine in your local. Not through your IDE. It should work fine via command line. </text:p>
        </text:list-item>
      </text:list>
      <text:h text:style-name="Heading_20_2" text:outline-level="2"><text:span text:style-name="Strong_20_Emphasis">Test Results:</text:span></text:h>
      <text:p text:style-name="Text_20_body">When you run the above test using command line, make a note of the result files it creates. TestNG by default creates a <text:span text:style-name="Strong_20_Emphasis">test-output</text:span> directory under project root directory and stores all the results files there. If your are using a different framework, ensure that you create a separate directory for your results. We might need this info later in this series.</text:p>
      <text:h text:style-name="Heading_20_2" text:outline-level="2"><text:span text:style-name="Strong_20_Emphasis">Summary:</text:span></text:h>
      <text:p text:style-name="Text_20_body">We created a simple project with our page objects, tests and test suites. We built the project through build tools (here it is Maven) &amp; ensured that it works fine through command line.</text:p>
      <text:p text:style-name="Text_20_body">Once you have a working project, list the dependencies you would need to run the project in a completely new environment. We would need those to create our <text:span text:style-name="Strong_20_Emphasis">Dockerfile</text:span> which will be covered in the next article.</text:p>
      <text:list xml:id="list2958488785" text:style-name="L10">
        <text:list-item>
          <text:p text:style-name="P28"><text:a xlink:type="simple" xlink:href="http://www.testautomationguru.com/selenium-docker-integration-through-jenkinsfile-part-2-building-docker-image-pushing-to-dockerhub/" office:target-frame-name="_blank" xlink:show="new" text:style-name="Internet_20_link" text:visited-style-name="Visited_20_Internet_20_Link"><text:span text:style-name="T1">Selenium Docker Integration Through Jenkinsfile – Part 2 – Building Docker Image &amp; Pushing To Dockerhub</text:span></text:a> </text:p>
        </text:list-item>
      </text:list>
      <text:p text:style-name="P6"><text:a xlink:type="simple" xlink:href="../Selenium%20WebDriver%20–%20How%20To%20Run%20Multiple%20Test%20Suites%20Using%20Docker%20Compose%20–%20Part%202.odt" text:style-name="Internet_20_link" text:visited-style-name="Visited_20_Internet_20_Link"><text:span text:style-name="T5">/home/ermao/Documents/learningMaterial/TeatSutomationGutu_docker_tutorials/Selenium WebDriver – How To Run Multiple Test Suites Using Docker Compose – Part 2.odt</text:span></text:a></text:p>
      <text:list xml:id="list223236899783315" text:continue-numbering="true" text:style-name="L10">
        <text:list-item>
          <text:p text:style-name="P18"><text:span text:style-name="T1">Selenium Docker Integration Through Jenkinsfile – Part 3 – Executing Tests Inside Docker Container</text:span> </text:p>
        </text:list-item>
      </text:list>
      <text:p text:style-name="Text_20_body"><text:span text:style-name="T5">./</text:span><text:a xlink:type="simple" xlink:href="../Selenium%20WebDriver%20–%20How%20To%20Distribute%20Docker%20Images%20–%20Part%203.odt" text:style-name="Internet_20_link" text:visited-style-name="Visited_20_Internet_20_Link"><text:span text:style-name="T5">Selenium WebDriver – How To Distribute Docker Images – Part 3.odt</text:span></text:a></text:p>
      <text:p text:style-name="Text_20_body">Happy Testing &amp; Subscribe ??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5:20:14.688167764</meta:creation-date>
    <dc:date>2018-11-03T22:32:35.866843213</dc:date>
    <meta:editing-duration>PT7H9M13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4" meta:paragraph-count="94" meta:word-count="1113" meta:character-count="6974" meta:non-whitespace-character-count="5819"/>
  </office:meta>
</office:document-meta>
</file>